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d1c" officeooo:paragraph-rsid="001fdd1c"/>
    </style:style>
    <style:style style:name="P2" style:family="paragraph" style:parent-style-name="Standard">
      <style:text-properties officeooo:rsid="0020b94c" officeooo:paragraph-rsid="0020b94c"/>
    </style:style>
    <style:style style:name="P3" style:family="paragraph" style:parent-style-name="Standard">
      <style:text-properties officeooo:rsid="0020b94c" officeooo:paragraph-rsid="0020b94c"/>
    </style:style>
    <style:style style:name="P4" style:family="paragraph" style:parent-style-name="Standard">
      <style:text-properties officeooo:rsid="0021f0e3" officeooo:paragraph-rsid="0021f0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 </text:p>
      <text:p text:style-name="P1">#include&lt;stdlib.h&gt; </text:p>
      <text:p text:style-name="P1"/>
      <text:p text:style-name="P1">int main() </text:p>
      <text:p text:style-name="P1">{ </text:p>
      <text:p text:style-name="P1"><text:s text:c="8"/>char *p; </text:p>
      <text:p text:style-name="P1"><text:s text:c="8"/>int *a,num,i,pos; </text:p>
      <text:p text:style-name="P1"><text:s text:c="8"/>int new_num; </text:p>
      <text:p text:style-name="P1"/>
      <text:p text:style-name="P1"><text:s text:c="8"/>printf("enter the num value...\n"); </text:p>
      <text:p text:style-name="P1"><text:s text:c="8"/>scanf("%d",&amp;num); </text:p>
      <text:p text:style-name="P1"/>
      <text:p text:style-name="P1"><text:s text:c="8"/>a = (int *) malloc (num *sizeof(int)); </text:p>
      <text:p text:style-name="P1"/>
      <text:p text:style-name="P1"><text:s text:c="8"/>if(a == NULL) </text:p>
      <text:p text:style-name="P1"><text:s text:c="8"/>{ </text:p>
      <text:p text:style-name="P1"><text:s text:c="16"/>printf("Error! memory not allocated."); </text:p>
      <text:p text:style-name="P1"><text:s text:c="16"/>exit(0); </text:p>
      <text:p text:style-name="P1"><text:s text:c="8"/>} </text:p>
      <text:p text:style-name="P1"/>
      <text:p text:style-name="P1"><text:s text:c="8"/>printf("enter the array elements : "); </text:p>
      <text:p text:style-name="P1"><text:s text:c="8"/>for(i=0;i&lt;num;i++) </text:p>
      <text:p text:style-name="P1"><text:s text:c="8"/>{ </text:p>
      <text:p text:style-name="P1"><text:s text:c="16"/>scanf("%d",a+i); </text:p>
      <text:p text:style-name="P1"><text:s text:c="8"/>} </text:p>
      <text:p text:style-name="P1"/>
      <text:p text:style-name="P1"><text:s text:c="8"/>printf("entered elements:\n"); </text:p>
      <text:p text:style-name="P1"><text:s text:c="8"/>for(i=0;i&lt;num;i++) </text:p>
      <text:p text:style-name="P1"><text:s text:c="16"/>printf("%d ",a[i]); </text:p>
      <text:p text:style-name="P1"/>
      <text:p text:style-name="P1"><text:s text:c="8"/>printf("\nenter the insert position...\n"); </text:p>
      <text:p text:style-name="P1"><text:s text:c="8"/>scanf("%d",&amp;pos); </text:p>
      <text:p text:style-name="P1"/>
      <text:p text:style-name="P1"><text:s text:c="7"/>a = realloc(a,num+1); </text:p>
      <text:p text:style-name="P1"/>
      <text:p text:style-name="P1"><text:s text:c="8"/>printf("enter the insert value...\n"); </text:p>
      <text:p text:style-name="P1"><text:s text:c="8"/>scanf("%d",&amp;new_num); </text:p>
      <text:p text:style-name="P1"><text:s text:c="8"/>for(i=num;i&gt;=pos-1;i--) </text:p>
      <text:p text:style-name="P1"><text:s text:c="16"/>a[i+1] = a[i]; </text:p>
      <text:p text:style-name="P1"/>
      <text:p text:style-name="P1"><text:s text:c="8"/>a[pos-1] = new_num; </text:p>
      <text:p text:style-name="P1"/>
      <text:p text:style-name="P1"><text:s text:c="8"/>printf("after adding ...\n"); </text:p>
      <text:p text:style-name="P1"><text:s text:c="8"/>for(i=0;i&lt;=num;i++) </text:p>
      <text:p text:style-name="P1"><text:s text:c="16"/>printf("%d\t",a[i]); </text:p>
      <text:p text:style-name="P1"/>
      <text:p text:style-name="P1"/>
      <text:p text:style-name="P1"/>
      <text:p text:style-name="P1">} </text:p>
      <text:p text:style-name="P1"/>
      <text:p text:style-name="P1"/>
      <text:p text:style-name="P1"/>
      <text:p text:style-name="P2"><text:soft-page-break/>#include&lt;stdio.h&gt; </text:p>
      <text:p text:style-name="P2">void printName(char* name,int count) </text:p>
      <text:p text:style-name="P2">{ </text:p>
      <text:p text:style-name="P2"><text:s text:c="4"/>printf("%03d : %s\n",count+1,name); </text:p>
      <text:p text:style-name="P2"><text:s text:c="4"/>count+=1; </text:p>
      <text:p text:style-name="P2"><text:s text:c="4"/>if(count&lt;10) </text:p>
      <text:p text:style-name="P2"><text:s text:c="8"/>printName(name,count); </text:p>
      <text:p text:style-name="P2">} </text:p>
      <text:p text:style-name="P2">int main() </text:p>
      <text:p text:style-name="P2">{ </text:p>
      <text:p text:style-name="P2"><text:s text:c="4"/>char name[50]; </text:p>
      <text:p text:style-name="P2"><text:s text:c="4"/>printf("\nEnter you name :"); </text:p>
      <text:p text:style-name="P2"><text:s text:c="4"/>scanf("%s",name); </text:p>
      <text:p text:style-name="P2"><text:s text:c="4"/>printName(name,0); </text:p>
      <text:p text:style-name="P2"><text:s text:c="4"/>return 0; </text:p>
      <text:p text:style-name="P2">} </text:p>
      <text:p text:style-name="P2"/>
      <text:p text:style-name="P2"/>
      <text:p text:style-name="P4">#include&lt;stdio.h&gt;</text:p>
      <text:p text:style-name="P4">#include&lt;string.h&gt;</text:p>
      <text:p text:style-name="P4"></text:p>
      <text:p text:style-name="P4">void reverse(char str1[],int index,int size)</text:p>
      <text:p text:style-name="P4">{</text:p>
      <text:p text:style-name="P4"><text:s text:c="8"/>char temp;</text:p>
      <text:p text:style-name="P4"><text:s text:c="8"/>temp = str1[index];</text:p>
      <text:p text:style-name="P4"><text:s text:c="8"/>str1[index] = str1[size - index];</text:p>
      <text:p text:style-name="P4"><text:s text:c="8"/>str1[size - index] = temp;</text:p>
      <text:p text:style-name="P4"><text:s text:c="8"/>if(index == size/2)</text:p>
      <text:p text:style-name="P4"><text:s text:c="8"/>{</text:p>
      <text:p text:style-name="P4"><text:s text:c="16"/>return;</text:p>
      <text:p text:style-name="P4"><text:s text:c="8"/>}</text:p>
      <text:p text:style-name="P4"><text:s text:c="8"/>reverse(str1 , index+1, size);</text:p>
      <text:p text:style-name="P4">}</text:p>
      <text:p text:style-name="P4">int <text:s/>main()</text:p>
      <text:p text:style-name="P4">{</text:p>
      <text:p text:style-name="P4"><text:tab/>char str1[10];</text:p>
      <text:p text:style-name="P4"><text:tab/>int size;</text:p>
      <text:p text:style-name="P4"><text:tab/>printf("enter the string to reverse...\n");</text:p>
      <text:p text:style-name="P4"><text:tab/>scanf("%s",str1);</text:p>
      <text:p text:style-name="P4"><text:tab/>size = strlen(str1);</text:p>
      <text:p text:style-name="P4"><text:tab/>reverse(str1,0,size-1);</text:p>
      <text:p text:style-name="P4"><text:tab/><text:tab/>printf("the string after reverse is :%s\n",str1);</text:p>
      <text:p text:style-name="P4"><text:tab/>return 0;</text:p>
      <text:p text:style-name="P4"></text:p>
      <text:p text:style-name="P4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2:50:36.013031167</meta:creation-date>
    <dc:date>2017-10-17T14:56:22.156514483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78" meta:word-count="162" meta:character-count="1791" meta:non-whitespace-character-count="1211"/>
  </office:meta>
</office:document-meta>
</file>